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8e8f" officeooo:paragraph-rsid="001c8e8f" style:font-weight-asian="bold" style:font-weight-complex="bold"/>
    </style:style>
    <style:style style:name="P2" style:family="paragraph" style:parent-style-name="Standard">
      <style:text-properties fo:font-weight="normal" officeooo:rsid="001c8e8f" officeooo:paragraph-rsid="001c8e8f" style:font-weight-asian="normal" style:font-weight-complex="normal"/>
    </style:style>
    <style:style style:name="P3" style:family="paragraph" style:parent-style-name="Standard">
      <style:text-properties fo:font-weight="normal" officeooo:rsid="001da2e2" officeooo:paragraph-rsid="001da2e2" style:font-weight-asian="normal" style:font-weight-complex="normal"/>
    </style:style>
    <style:style style:name="T1" style:family="text">
      <style:text-properties officeooo:rsid="001da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Structure</text:p>
      <text:p text:style-name="P1"/>
      <text:p text:style-name="P2">- <text:span text:style-name="T1">Scene</text:span></text:p>
      <text:p text:style-name="P2"><text:tab/>- <text:span text:style-name="T1">Home</text:span></text:p>
      <text:p text:style-name="P2"><text:tab/>- <text:span text:style-name="T1">Docks</text:span></text:p>
      <text:p text:style-name="P2"><text:tab/>- <text:span text:style-name="T1">Store</text:span></text:p>
      <text:p text:style-name="P3">- Map</text:p>
      <text:p text:style-name="P2">- Fish</text:p>
      <text:p text:style-name="P2">- Collection</text:p>
      <text:p text:style-name="P2">- Equipment</text:p>
      <text:p text:style-name="P2">- Player</text:p>
      <text:p text:style-name="P2">- Bank</text:p>
      <text:p text:style-name="P2">- Engine</text:p>
      <text:p text:style-name="P2">- Home</text:p>
      <text:p text:style-name="P2">- Artwork</text:p>
      <text:p text:style-name="P2">- Calendar</text:p>
      <text:p text:style-name="P2"/>
      <text:p text:style-name="P1">General Idea</text:p>
      <text:p text:style-name="P2">You are a fisherman living in a home by the docks. There’s a store nearby that you can walk to and you sell your fish there. You’re able to buy better fishing gear and deposit your money in the bank. Every day is a new opportunity to collect fish.</text:p>
      <text:p text:style-name="P2"/>
      <text:p text:style-name="P1">Collection Specifics</text:p>
      <text:p text:style-name="P2">Able to view how many fish you have on you or how many fish you’ve collected. Weight is random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34:39.522728539</meta:creation-date>
    <meta:generator>LibreOffice/5.1.6.2$Linux_X86_64 LibreOffice_project/10m0$Build-2</meta:generator>
    <dc:date>2017-03-09T17:56:03.660330623</dc:date>
    <meta:editing-duration>PT21M24S</meta:editing-duration>
    <meta:editing-cycles>2</meta:editing-cycles>
    <meta:document-statistic meta:table-count="0" meta:image-count="0" meta:object-count="0" meta:page-count="1" meta:paragraph-count="19" meta:word-count="103" meta:character-count="505" meta:non-whitespace-character-count="418"/>
  </office:meta>
</office:document-meta>
</file>